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243cm" fo:min-width="2.993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513cm" fo:min-width="2.993cm"/>
      <style:paragraph-properties style:writing-mode="lr-tb"/>
    </style:style>
    <style:style style:name="gr3" style:family="graphic" style:parent-style-name="standard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608cm" fo:min-width="2.993cm"/>
      <style:paragraph-properties style:writing-mode="lr-tb"/>
    </style:style>
    <style:style style:name="P1" style:family="paragraph">
      <style:paragraph-properties fo:text-align="start" style:writing-mode="lr-tb"/>
      <style:text-properties fo:font-size="11pt" style:font-size-asian="18pt" style:font-size-complex="18pt"/>
    </style:style>
    <style:style style:name="P2" style:family="paragraph">
      <loext:graphic-properties draw:fill-color="#ffffff"/>
      <style:paragraph-properties fo:text-align="start" style:writing-mode="lr-tb"/>
      <style:text-properties fo:font-size="11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493cm" svg:height="3.493cm" svg:x="1.951cm" svg:y="0.834cm">
          <text:p text:style-name="P1"><text:span text:style-name="T1">students</text:span></text:p>
          <text:p text:style-name="P1"><text:span text:style-name="T1">-----------</text:span></text:p>
          <text:p text:style-name="P1"><text:span text:style-name="T1">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admission_year</text:span></text:p>
          <text:p text:style-name="P1"><text:span text:style-name="T1">current_statu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493cm" svg:height="4.763cm" svg:x="2.586cm" svg:y="6.937cm">
          <text:p text:style-name="P1"><text:span text:style-name="T1">lecturer</text:span></text:p>
          <text:p text:style-name="P1"><text:span text:style-name="T1">-----------</text:span></text:p>
          <text:p text:style-name="P1"><text:span text:style-name="T1">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start_year</text:span></text:p>
          <text:p text:style-name="P1"><text:span text:style-name="T1">end_year</text:span></text:p>
          <text:p text:style-name="P1"><text:span text:style-name="T1">rating</text:span></text:p>
          <text:p text:style-name="P1"><text:span text:style-name="T1">current_statu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93cm" svg:height="3.493cm" svg:x="9.254cm" svg:y="7.573cm">
          <text:p text:style-name="P1"><text:span text:style-name="T1">classes</text:span></text:p>
          <text:p text:style-name="P1"><text:span text:style-name="T1">-----------</text:span></text:p>
          <text:p text:style-name="P1"><text:span text:style-name="T1">id</text:span></text:p>
          <text:p text:style-name="P1"><text:span text:style-name="T1">name</text:span></text:p>
          <text:p text:style-name="P1"><text:span text:style-name="T1">area_of_interest</text:span></text:p>
          <text:p text:style-name="P1"><text:span text:style-name="T1">capacity</text:span></text:p>
          <text:p text:style-name="P1"><text:span text:style-name="T1">lecturer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9.254cm" svg:y1="9.319cm" svg:x2="6.079cm" svg:y2="9.318cm" draw:start-shape="id1" draw:start-glue-point="3" draw:end-shape="id2" draw:end-glue-point="1" svg:d="M9254 9319h-1588v-1h-1587" svg:viewBox="0 0 3176 2">
          <text:p text:style-name="P3"><text:span text:style-name="T2">1 <text:s text:c="18"/>*</text:span></text:p>
          <text:p text:style-name="P3"><text:span text:style-name="T3"/></text:p>
        </draw:connector>
        <draw:custom-shape draw:style-name="gr4" draw:text-style-name="P2" xml:id="id3" draw:id="id3" draw:layer="layout" svg:width="3.493cm" svg:height="2.858cm" svg:x="9.254cm" svg:y="1.135cm">
          <text:p text:style-name="P1"><text:span text:style-name="T1">class_enrollment</text:span></text:p>
          <text:p text:style-name="P1"><text:span text:style-name="T1">-----------</text:span></text:p>
          <text:p text:style-name="P1"><text:span text:style-name="T1">id</text:span></text:p>
          <text:p text:style-name="P1"><text:span text:style-name="T1">class_id</text:span></text:p>
          <text:p text:style-name="P1"><text:span text:style-name="T1">student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9.254cm" svg:y1="2.564cm" svg:x2="5.444cm" svg:y2="2.58cm" draw:start-shape="id3" draw:end-shape="id4" draw:end-glue-point="1" svg:d="M9254 2564h-1906v16h-1904" svg:viewBox="0 0 3811 17">
          <text:p text:style-name="P3"><text:span text:style-name="T2">* <text:s text:c="23"/>*</text:span></text:p>
          <text:p text:style-name="P3"><text:span text:style-name="T3"/></text:p>
        </draw:connector>
        <draw:connector draw:style-name="gr3" draw:text-style-name="P4" draw:layer="layout" svg:x1="11cm" svg:y1="3.993cm" svg:x2="11cm" svg:y2="7.573cm" draw:start-shape="id3" draw:start-glue-point="2" draw:end-shape="id1" draw:end-glue-point="0" svg:d="M11000 3993v3580" svg:viewBox="0 0 1 3581">
          <text:p text:style-name="P3"><text:span text:style-name="T4"><text:s text:c="4"/></text:span><text:span text:style-name="T4">*</text:span></text:p>
          <text:p text:style-name="P3"/>
          <text:p text:style-name="P3"/>
          <text:p text:style-name="P3"/>
          <text:p text:style-name="P3"><text:span text:style-name="T4"><text:s text:c="4"/></text:span><text:span text:style-name="T4">1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14T12:03:01.334658666</meta:creation-date>
    <dc:date>2021-09-14T12:23:06.543334280</dc:date>
    <meta:editing-duration>PT12M28S</meta:editing-duration>
    <meta:editing-cycles>4</meta:editing-cycles>
    <meta:generator>LibreOffice/7.1.3.2$MacOSX_X86_64 LibreOffice_project/47f78053abe362b9384784d31a6e56f8511eb1c1</meta:generator>
    <meta:document-statistic meta:object-count="7"/>
  </office:meta>
</office:document-meta>
</file>